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onsolas" svg:font-family="Consolas, 'Bitstream Vera Sans Mono', 'Courier New', Courier, monospace"/>
    <style:font-face style:name="OpenSymbol" svg:font-family="OpenSymbol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italic" fo:font-weight="normal" officeooo:paragraph-rsid="0007aff2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fo:font-style="normal" officeooo:rsid="000c3a22" officeooo:paragraph-rsid="000c3a22" style:font-name-asian="DejaVu Sans" style:font-style-asian="normal" style:font-name-complex="DejaVu Sans" style:font-style-complex="normal"/>
    </style:style>
    <style:style style:name="P3" style:family="paragraph" style:parent-style-name="Text_20_body">
      <style:text-properties fo:font-style="normal" officeooo:rsid="0007aff2" officeooo:paragraph-rsid="0007aff2" style:font-style-asian="normal" style:font-style-complex="normal"/>
    </style:style>
    <style:style style:name="P4" style:family="paragraph" style:parent-style-name="Text_20_body">
      <style:text-properties fo:font-style="normal" officeooo:rsid="0007aff2" officeooo:paragraph-rsid="0008e4f9" style:font-style-asian="normal" style:font-style-complex="normal"/>
    </style:style>
    <style:style style:name="P5" style:family="paragraph" style:parent-style-name="Text_20_body">
      <style:text-properties fo:font-style="normal" officeooo:rsid="000a3af5" officeooo:paragraph-rsid="000a3af5" style:font-style-asian="normal" style:font-style-complex="normal"/>
    </style:style>
    <style:style style:name="P6" style:family="paragraph" style:parent-style-name="Text_20_body">
      <style:text-properties fo:font-style="normal" officeooo:rsid="000a3af5" officeooo:paragraph-rsid="000f6337" style:font-style-asian="normal" style:font-style-complex="normal"/>
    </style:style>
    <style:style style:name="P7" style:family="paragraph" style:parent-style-name="Text_20_body">
      <style:text-properties fo:font-style="normal" officeooo:rsid="0008e4f9" officeooo:paragraph-rsid="0008e4f9" style:font-style-asian="normal" style:font-style-complex="normal"/>
    </style:style>
    <style:style style:name="P8" style:family="paragraph" style:parent-style-name="Text_20_body">
      <style:text-properties fo:font-style="normal" officeooo:rsid="0001faa5" officeooo:paragraph-rsid="0007aff2" style:font-style-asian="normal" style:font-style-complex="normal"/>
    </style:style>
    <style:style style:name="P9" style:family="paragraph" style:parent-style-name="Text_20_body">
      <style:text-properties fo:font-style="normal" officeooo:rsid="000f6337" officeooo:paragraph-rsid="000f6337" style:font-style-asian="normal" style:font-style-complex="normal"/>
    </style:style>
    <style:style style:name="P10" style:family="paragraph" style:parent-style-name="Text_20_body">
      <style:text-properties officeooo:rsid="000a3af5" officeooo:paragraph-rsid="000a3af5"/>
    </style:style>
    <style:style style:name="P11" style:family="paragraph" style:parent-style-name="Text_20_body">
      <style:text-properties style:font-name="Nimbus Roman No9 L" fo:font-style="normal" officeooo:rsid="000c3a22" officeooo:paragraph-rsid="000a3af5" style:font-name-asian="DejaVu Sans" style:font-style-asian="normal" style:font-name-complex="DejaVu Sans" style:font-style-complex="normal"/>
    </style:style>
    <style:style style:name="P12" style:family="paragraph" style:parent-style-name="Standard">
      <style:text-properties officeooo:paragraph-rsid="0007aff2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officeooo:rsid="000a3af5" officeooo:paragraph-rsid="000a3af5"/>
    </style:style>
    <style:style style:name="P14" style:family="paragraph" style:parent-style-name="Heading_20_2">
      <style:text-properties fo:font-style="normal" officeooo:rsid="0000d33e" officeooo:paragraph-rsid="0000d33e" style:font-style-asian="normal" style:font-style-complex="normal"/>
    </style:style>
    <style:style style:name="P15" style:family="paragraph" style:parent-style-name="Heading_20_2">
      <style:text-properties fo:font-style="normal" officeooo:rsid="0007aff2" officeooo:paragraph-rsid="0008e4f9" style:font-style-asian="normal" style:font-style-complex="normal"/>
    </style:style>
    <style:style style:name="P16" style:family="paragraph" style:parent-style-name="Heading_20_3">
      <style:paragraph-properties fo:margin-top="0.423cm" fo:margin-bottom="0.212cm" loext:contextual-spacing="false"/>
      <style:text-properties fo:font-style="normal" officeooo:rsid="000c07da" officeooo:paragraph-rsid="00115012" style:font-style-asian="normal" style:font-style-complex="normal"/>
    </style:style>
    <style:style style:name="P17" style:family="paragraph" style:parent-style-name="Heading_20_3">
      <style:paragraph-properties fo:margin-top="0.423cm" fo:margin-bottom="0.212cm" loext:contextual-spacing="false"/>
      <style:text-properties style:font-name="Nimbus Sans L" fo:font-size="14pt" fo:font-style="normal" fo:font-weight="bold" officeooo:rsid="002bd0cb" officeooo:paragraph-rsid="00115012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18" style:family="paragraph" style:parent-style-name="Heading_20_3">
      <style:paragraph-properties fo:margin-top="0.423cm" fo:margin-bottom="0.212cm" loext:contextual-spacing="false"/>
      <style:text-properties officeooo:paragraph-rsid="00115012"/>
    </style:style>
    <style:style style:name="P19" style:family="paragraph" style:parent-style-name="Standard" style:list-style-name="L1">
      <style:text-properties officeooo:rsid="0007aff2" officeooo:paragraph-rsid="0007aff2"/>
    </style:style>
    <style:style style:name="P20" style:family="paragraph" style:parent-style-name="Standard">
      <style:text-properties fo:font-style="normal" officeooo:rsid="004c4471" officeooo:paragraph-rsid="00115012" style:font-style-asian="normal" style:font-style-complex="normal"/>
    </style:style>
    <style:style style:name="P21" style:family="paragraph" style:parent-style-name="Standard" style:list-style-name="L6">
      <style:text-properties fo:font-style="normal" fo:font-weight="normal" officeooo:rsid="003e9c92" officeooo:paragraph-rsid="00115012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text-properties fo:font-style="normal" fo:font-weight="normal" officeooo:rsid="004c4471" officeooo:paragraph-rsid="0011501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d35bb" officeooo:paragraph-rsid="001150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51b794" officeooo:paragraph-rsid="0011501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e18af" officeooo:paragraph-rsid="0011501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07bfe0" officeooo:paragraph-rsid="0011501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italic" fo:font-weight="normal" officeooo:rsid="004e2fdd" officeooo:paragraph-rsid="00115012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font-name="Nimbus Sans L" fo:font-style="normal" officeooo:rsid="0040a7aa" officeooo:paragraph-rsid="00115012" style:font-name-asian="DejaVu Sans" style:font-style-asian="normal" style:font-name-complex="DejaVu Sans" style:font-style-complex="normal"/>
    </style:style>
    <style:style style:name="P29" style:family="paragraph" style:parent-style-name="Standard">
      <style:text-properties style:font-name="Nimbus Sans L" fo:font-style="normal" officeooo:rsid="003d885f" officeooo:paragraph-rsid="00115012" style:font-name-asian="DejaVu Sans" style:font-style-asian="normal" style:font-name-complex="DejaVu Sans" style:font-style-complex="normal"/>
    </style:style>
    <style:style style:name="P30" style:family="paragraph" style:parent-style-name="Standard">
      <style:paragraph-properties fo:margin-top="0.423cm" fo:margin-bottom="0.212cm" loext:contextual-spacing="false"/>
      <style:text-properties style:font-name="Nimbus Roman No9 L1" fo:font-style="normal" officeooo:rsid="004680b5" officeooo:paragraph-rsid="00115012" style:font-name-asian="DejaVu Sans" style:font-style-asian="normal" style:font-name-complex="DejaVu Sans" style:font-style-complex="normal"/>
    </style:style>
    <style:style style:name="P31" style:family="paragraph" style:parent-style-name="Standard">
      <style:paragraph-properties fo:margin-top="0.423cm" fo:margin-bottom="0.212cm" loext:contextual-spacing="false"/>
      <style:text-properties fo:font-style="normal" fo:font-weight="normal" officeooo:rsid="0051b794" officeooo:paragraph-rsid="00115012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text-properties officeooo:paragraph-rsid="000f6337"/>
    </style:style>
    <style:style style:name="P33" style:family="paragraph" style:parent-style-name="Text_20_body">
      <style:text-properties fo:font-style="normal" officeooo:rsid="000f6337" officeooo:paragraph-rsid="0008e4f9" style:font-style-asian="normal" style:font-style-complex="normal"/>
    </style:style>
    <style:style style:name="P34" style:family="paragraph" style:parent-style-name="Text_20_body" style:list-style-name="L2">
      <style:text-properties officeooo:rsid="0012e1a0" officeooo:paragraph-rsid="0012e1a0"/>
    </style:style>
    <style:style style:name="P35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369013" officeooo:paragraph-rsid="00115012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36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normal" officeooo:rsid="004e18af" officeooo:paragraph-rsid="00115012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P37" style:family="paragraph" style:parent-style-name="Text_20_body">
      <style:paragraph-properties fo:margin-top="0.423cm" fo:margin-bottom="0.212cm" loext:contextual-spacing="false"/>
      <style:text-properties style:font-name="Nimbus Roman No9 L1" officeooo:rsid="00471a1d" officeooo:paragraph-rsid="00115012"/>
    </style:style>
    <style:style style:name="P38" style:family="paragraph" style:parent-style-name="Text_20_body" style:list-style-name="L3">
      <style:paragraph-properties fo:margin-top="0.423cm" fo:margin-bottom="0.212cm" loext:contextual-spacing="false"/>
      <style:text-properties style:font-name="Nimbus Roman No9 L1" fo:font-style="normal" officeooo:rsid="00471a1d" officeooo:paragraph-rsid="00115012" style:font-name-asian="DejaVu Sans" style:font-style-asian="normal" style:font-name-complex="DejaVu Sans" style:font-style-complex="normal"/>
    </style:style>
    <style:style style:name="P39" style:family="paragraph" style:parent-style-name="Text_20_body" style:list-style-name="L3">
      <style:paragraph-properties fo:margin-top="0.423cm" fo:margin-bottom="0.212cm" loext:contextual-spacing="false"/>
      <style:text-properties style:font-name="Nimbus Roman No9 L1" officeooo:rsid="0048a724" officeooo:paragraph-rsid="00115012"/>
    </style:style>
    <style:style style:name="P40" style:family="paragraph" style:parent-style-name="Text_20_body">
      <style:paragraph-properties fo:margin-top="0.423cm" fo:margin-bottom="0.212cm" loext:contextual-spacing="false"/>
      <style:text-properties style:font-name="Nimbus Roman No9 L1" officeooo:rsid="004c4471" officeooo:paragraph-rsid="00115012"/>
    </style:style>
    <style:style style:name="P41" style:family="paragraph" style:parent-style-name="Text_20_body" style:list-style-name="L7">
      <style:paragraph-properties fo:margin-top="0.423cm" fo:margin-bottom="0.212cm" loext:contextual-spacing="false"/>
      <style:text-properties style:font-name="Nimbus Roman No9 L1" fo:font-size="14pt" fo:font-style="normal" fo:font-weight="normal" officeooo:rsid="004e18af" officeooo:paragraph-rsid="00115012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P42" style:family="paragraph" style:parent-style-name="Text_20_body">
      <style:paragraph-properties fo:margin-top="0.423cm" fo:margin-bottom="0.212cm" loext:contextual-spacing="false"/>
      <style:text-properties style:font-name="Nimbus Roman No9 L1" fo:font-size="14pt" fo:font-style="normal" fo:font-weight="normal" officeooo:rsid="004e18af" officeooo:paragraph-rsid="00115012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P43" style:family="paragraph" style:parent-style-name="Text_20_body" style:list-style-name="L7">
      <style:paragraph-properties fo:margin-top="0.423cm" fo:margin-bottom="0.212cm" loext:contextual-spacing="false"/>
      <style:text-properties officeooo:paragraph-rsid="001150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aff2" style:font-style-asian="normal" style:font-style-complex="normal"/>
    </style:style>
    <style:style style:name="T3" style:family="text">
      <style:text-properties fo:font-style="normal" officeooo:rsid="000a3af5" style:font-style-asian="normal" style:font-style-complex="normal"/>
    </style:style>
    <style:style style:name="T4" style:family="text">
      <style:text-properties fo:font-style="normal" officeooo:rsid="000f6337" style:font-style-asian="normal" style:font-style-complex="normal"/>
    </style:style>
    <style:style style:name="T5" style:family="text">
      <style:text-properties fo:font-style="normal" officeooo:rsid="000deb30" style:font-style-asian="normal" style:font-style-complex="normal"/>
    </style:style>
    <style:style style:name="T6" style:family="text">
      <style:text-properties fo:font-style="normal" style:font-name-asian="DejaVu Sans" style:font-style-asian="normal" style:font-name-complex="DejaVu Sans" style:font-style-complex="normal"/>
    </style:style>
    <style:style style:name="T7" style:family="text">
      <style:text-properties fo:font-style="normal" officeooo:rsid="004680b5" style:font-name-asian="DejaVu Sans" style:font-style-asian="normal" style:font-name-complex="DejaVu Sans" style:font-style-complex="normal"/>
    </style:style>
    <style:style style:name="T8" style:family="text">
      <style:text-properties fo:font-style="normal" officeooo:rsid="004bd8e2" style:font-name-asian="DejaVu Sans" style:font-style-asian="normal" style:font-name-complex="DejaVu Sans" style:font-style-complex="normal"/>
    </style:style>
    <style:style style:name="T9" style:family="text">
      <style:text-properties officeooo:rsid="0007aff2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#ffffff" loext:char-shading-value="0" style:font-style-asian="normal" style:font-style-complex="normal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officeooo:rsid="000c805e" style:text-blinking="false" fo:background-color="#ffffff" loext:char-shading-value="0" style:font-style-asian="normal" style:font-style-complex="normal" loext:padding="0cm" loext:border="none"/>
    </style:style>
    <style:style style:name="T12" style:family="text">
      <style:text-properties officeooo:rsid="000c805e"/>
    </style:style>
    <style:style style:name="T13" style:family="text">
      <style:text-properties officeooo:rsid="000ee04f"/>
    </style:style>
    <style:style style:name="T14" style:family="text">
      <style:text-properties officeooo:rsid="000f6337"/>
    </style:style>
    <style:style style:name="T15" style:family="text">
      <style:text-properties officeooo:rsid="0010a30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deb30" style:font-style-asian="italic" style:font-style-complex="italic"/>
    </style:style>
    <style:style style:name="T18" style:family="text">
      <style:text-properties fo:font-style="italic" officeooo:rsid="004e2fdd" style:font-style-asian="italic" style:font-style-complex="italic"/>
    </style:style>
    <style:style style:name="T19" style:family="text">
      <style:text-properties style:font-name="Nimbus Sans L" style:font-name-asian="DejaVu Sans" style:font-name-complex="DejaVu Sans"/>
    </style:style>
    <style:style style:name="T20" style:family="text">
      <style:text-properties style:font-name="Nimbus Sans L" officeooo:rsid="003ec104" style:font-name-asian="DejaVu Sans" style:font-name-complex="DejaVu Sans"/>
    </style:style>
    <style:style style:name="T21" style:family="text">
      <style:text-properties style:font-name="Nimbus Sans L" officeooo:rsid="004a85ca" style:font-name-asian="DejaVu Sans" style:font-name-complex="DejaVu Sans"/>
    </style:style>
    <style:style style:name="T22" style:family="text">
      <style:text-properties style:font-name="Nimbus Sans L" officeooo:rsid="000c07da" style:font-name-asian="DejaVu Sans" style:font-name-complex="DejaVu Sans"/>
    </style:style>
    <style:style style:name="T23" style:family="text">
      <style:text-properties style:font-name="Nimbus Sans L" officeooo:rsid="004f65c5" style:font-name-asian="DejaVu Sans" style:font-name-complex="DejaVu Sans"/>
    </style:style>
    <style:style style:name="T24" style:family="text">
      <style:text-properties style:font-name="Nimbus Sans L" officeooo:rsid="003e9c92" style:font-name-asian="DejaVu Sans" style:font-name-complex="DejaVu Sans"/>
    </style:style>
    <style:style style:name="T25" style:family="text">
      <style:text-properties style:font-name="Nimbus Sans L" officeooo:rsid="004bd8e2" style:font-name-asian="DejaVu Sans" style:font-name-complex="DejaVu Sans"/>
    </style:style>
    <style:style style:name="T26" style:family="text">
      <style:text-properties style:font-name="Nimbus Sans L" officeooo:rsid="0013cf23" style:font-name-asian="DejaVu Sans" style:font-name-complex="DejaVu Sans"/>
    </style:style>
    <style:style style:name="T27" style:family="text">
      <style:text-properties officeooo:rsid="004c4471"/>
    </style:style>
    <style:style style:name="T28" style:family="text">
      <style:text-properties officeooo:rsid="004d35bb"/>
    </style:style>
    <style:style style:name="T29" style:family="text">
      <style:text-properties officeooo:rsid="0051b794"/>
    </style:style>
    <style:style style:name="T30" style:family="text">
      <style:text-properties officeooo:rsid="004e2fdd"/>
    </style:style>
    <style:style style:name="T31" style:family="text">
      <style:text-properties officeooo:rsid="00426066"/>
    </style:style>
    <style:style style:name="T32" style:family="text">
      <style:text-properties style:font-name="Nimbus Roman No9 L1" fo:font-size="14pt" fo:font-style="normal" fo:font-weight="normal" officeooo:rsid="004e18af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3" style:family="text">
      <style:text-properties style:font-name="Nimbus Roman No9 L1" fo:font-size="14pt" fo:font-style="normal" fo:font-weight="normal" officeooo:rsid="0053960c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4" style:family="text">
      <style:text-properties style:font-name="Nimbus Roman No9 L1" fo:font-size="14pt" officeooo:rsid="004e2fdd" style:font-name-asian="DejaVu Sans" style:font-size-asian="14pt" style:font-name-complex="DejaVu Sans" style:font-size-complex="14pt"/>
    </style:style>
    <style:style style:name="T35" style:family="text">
      <style:text-properties style:font-name="Nimbus Roman No9 L1" fo:font-size="14pt" officeooo:rsid="004e18af" style:font-name-asian="DejaVu Sans" style:font-size-asian="14pt" style:font-name-complex="DejaVu Sans" style:font-size-complex="14pt"/>
    </style:style>
    <style:style style:name="T36" style:family="text">
      <style:text-properties officeooo:rsid="00115012"/>
    </style:style>
    <style:style style:name="T37" style:family="text">
      <style:text-properties officeooo:rsid="0013c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9">4</text:span> : <text:span text:style-name="T9">Mise en place SonarQube</text:span></text:h>
      <text:p text:style-name="Standard"/>
      <text:h text:style-name="Heading_20_2" text:outline-level="2">Objectif</text:h>
      <text:list xml:id="list84418350" text:style-name="L1">
        <text:list-item>
          <text:p text:style-name="P19">Installer SonarQube et découvrir son interface</text:p>
        </text:list-item>
        <text:list-item>
          <text:p text:style-name="P19">Adapter la configuration à un projet</text:p>
        </text:list-item>
        <text:list-item>
          <text:p text:style-name="P19">Intégrer Sonar avec Maven</text:p>
        </text:list-item>
      </text:list>
      <text:p text:style-name="P12"/>
      <text:h text:style-name="P14" text:outline-level="2"><text:span text:style-name="T9">4.1 Installation</text:span> </text:h>
      <text:p text:style-name="P3">Télécharger le distribution, l’installer et démarrer le service <text:span text:style-name="T12">ou utilise une image docker</text:span></text:p>
      <text:p text:style-name="P8"/>
      <text:h text:style-name="P15" text:outline-level="2">4.<text:span text:style-name="T14">2</text:span> <text:span text:style-name="T13">Scanner</text:span> Maven</text:h>
      <text:p text:style-name="P5"/>
      <text:p text:style-name="P10"><text:span text:style-name="T1">Tester l’intégration </text:span><text:span text:style-name="T4">avec la configuration par défaut du serveur SonarQube </text:span><text:span text:style-name="T1">en exécutant le plugin </text:span><text:span text:style-name="Source_20_Text"><text:span text:style-name="T10">sonar:sonar</text:span></text:span></text:p>
      <text:p text:style-name="P13"><text:span text:style-name="Source_20_Text"><text:span text:style-name="T10">./mvn</text:span></text:span><text:span text:style-name="Source_20_Text"><text:span text:style-name="T11">w</text:span></text:span><text:span text:style-name="Source_20_Text"><text:span text:style-name="T10"> clean </text:span></text:span><text:span text:style-name="Source_20_Text"><text:span text:style-name="T11">test</text:span></text:span><text:span text:style-name="Source_20_Text"><text:span text:style-name="T10"> sonar:sonar</text:span></text:span></text:p>
      <text:p text:style-name="P4"/>
      <text:p text:style-name="P10"><text:span text:style-name="T2">C</text:span><text:span text:style-name="T1">onfigurer certaines propriétés dans le </text:span><text:span text:style-name="T16">pom.xml</text:span><text:span text:style-name="T1"> concernant Sonar </text:span></text:p>
      <text:p text:style-name="P6">En particulier :</text:p>
      <text:list xml:id="list3549457939" text:style-name="L2">
        <text:list-item>
          <text:p text:style-name="P34"><text:span text:style-name="T3">L</text:span><text:span text:style-name="T1">es informations du projet</text:span></text:p>
        </text:list-item>
        <text:list-item>
          <text:p text:style-name="P34"><text:span text:style-name="T1">Les éventuels crédentiels Sonar</text:span></text:p>
        </text:list-item>
        <text:list-item>
          <text:p text:style-name="P32"><text:span text:style-name="T3">l</text:span><text:span text:style-name="T5">a configuration </text:span><text:span text:style-name="T17">jacoco</text:span><text:span text:style-name="T5"> pour obtenir des chiffres sur la </text:span><text:span text:style-name="T4">couverture de test</text:span></text:p>
        </text:list-item>
      </text:list>
      <text:p text:style-name="P33"/>
      <text:h text:style-name="P16" text:outline-level="3"><text:span text:style-name="T26">4.</text:span><text:span text:style-name="T20">3</text:span><text:span text:style-name="T19"> </text:span><text:span text:style-name="T21">Exclusions </text:span></text:h>
      <text:p text:style-name="P37"><text:span text:style-name="T7">N</text:span><text:span text:style-name="T6">ous voulons exclure les tâches suivantes de la couverture de test :</text:span></text:p>
      <text:list xml:id="list1645440575" text:style-name="L3">
        <text:list-item>
          <text:p text:style-name="P38">Toutes les classes contenant « JWT »</text:p>
        </text:list-item>
        <text:list-item>
          <text:p text:style-name="P38"><text:span text:style-name="T36">WebMvcSecurityConfig et Rest</text:span>SecurityConfig.java</text:p>
        </text:list-item>
        <text:list-item>
          <text:p text:style-name="P38">SwaggerConfig.java</text:p>
        </text:list-item>
        <text:list-item>
          <text:p text:style-name="P39"><text:span text:style-name="T6">Toutes les classes présent</text:span><text:span text:style-name="T8">es</text:span><text:span text:style-name="T6"> dans un package dto</text:span></text:p>
        </text:list-item>
        <text:list-item>
          <text:p text:style-name="P39"><text:span text:style-name="T6">Toutes les classes présent dans un package </text:span><text:span text:style-name="T8">jwt</text:span></text:p>
        </text:list-item>
      </text:list>
      <text:p text:style-name="P40"><text:span text:style-name="T8">V</text:span><text:span text:style-name="T6">érifier vos configuration en lançant l’analyse.</text:span></text:p>
      <text:p text:style-name="P20"><text:soft-page-break/>Si c’est correct, committer vos changements dans votre repository git</text:p>
      <text:p text:style-name="P30"/>
      <text:h text:style-name="P18" text:outline-level="3"><text:span text:style-name="T26">4</text:span><text:span text:style-name="T22">.</text:span><text:span text:style-name="T26">4</text:span><text:span text:style-name="T22"> </text:span><text:span text:style-name="T24">Création d’un profil </text:span><text:span text:style-name="T25">qualité</text:span></text:h>
      <text:list xml:id="list816155021" text:style-name="L6">
        <text:list-item>
          <text:p text:style-name="P21">Créer un profil <text:span text:style-name="T27">en copiant le profil </text:span>SonarWay </text:p>
        </text:list-item>
        <text:list-item>
          <text:p text:style-name="P22">Activer toutes les règles Java <text:span text:style-name="T28">sauf les règles dépréciées</text:span></text:p>
        </text:list-item>
      </text:list>
      <text:p text:style-name="P23">Relancer une analyse</text:p>
      <text:p text:style-name="P23"/>
      <text:p text:style-name="P24">Reprendre le profil SonarWay</text:p>
      <text:p text:style-name="P25">Retrouver l’identifiant de la règle qui interdit de déclarer 2 <text:span text:style-name="T29">attributs</text:span> sur la même ligne.</text:p>
      <text:p text:style-name="P25">Désactiver la <text:span text:style-name="T30">pour les classes du package </text:span><text:span text:style-name="T18">model</text:span></text:p>
      <text:p text:style-name="P27"/>
      <text:p text:style-name="P24"><text:span text:style-name="T30">R</text:span>elancer une analyse, si vous êtes satisfait committer</text:p>
      <text:p text:style-name="P28"/>
      <text:p text:style-name="P29"/>
      <text:p text:style-name="P26"/>
      <text:h text:style-name="P17" text:outline-level="3"><text:span text:style-name="T37">4</text:span>.<text:span text:style-name="T37">5</text:span> <text:span text:style-name="T31">Création d’une porte qualité</text:span> </text:h>
      <text:p text:style-name="P42">Créer un nouveau profil qualité à partir de SonarWay </text:p>
      <text:list xml:id="list1507040171" text:style-name="L7">
        <text:list-item>
          <text:p text:style-name="P43"><text:span text:style-name="T32">Bai</text:span><text:span text:style-name="T33">s</text:span><text:span text:style-name="T32">ser le taux de couverture de test </text:span></text:p>
        </text:list-item>
        <text:list-item>
          <text:p text:style-name="P43"><text:span text:style-name="T33">A</text:span><text:span text:style-name="T32">jouter une contrainte au niveau de la documentation</text:span></text:p>
        </text:list-item>
        <text:list-item>
          <text:p text:style-name="P41">Ajouter une contrainte au niveau de la dette technique</text:p>
        </text:list-item>
      </text:list>
      <text:p text:style-name="P31"><text:span text:style-name="T34">R</text:span><text:span text:style-name="T35">elancer une analyse</text:span></text:p>
      <text:p text:style-name="P36"/>
      <text:p text:style-name="P35"/>
      <text:p text:style-name="P7"/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onsolas" svg:font-family="Consolas, 'Bitstream Vera Sans Mono', 'Courier New', Courier, monospace"/>
    <style:font-face style:name="OpenSymbol" svg:font-family="OpenSymbol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5-21T16:14:59</meta:creation-date>
    <dc:date>2021-05-28T08:58:34.829524684</dc:date>
    <meta:editing-duration>PT16H1M29S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65" meta:character-count="1658" meta:non-whitespace-character-count="1440"/>
    <meta:user-defined meta:name="Info 1"/>
    <meta:user-defined meta:name="Info 2"/>
    <meta:user-defined meta:name="Info 3"/>
    <meta:user-defined meta:name="Info 4"/>
  </office:meta>
</office:document-meta>
</file>